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4">
      <style:text-properties fo:font-style="normal" style:font-style-asian="normal" style:font-style-complex="normal"/>
    </style:style>
    <style:style style:name="P2" style:family="paragraph" style:parent-style-name="Heading_20_3">
      <style:text-properties officeooo:paragraph-rsid="00187958"/>
    </style:style>
    <style:style style:name="P3" style:family="paragraph" style:parent-style-name="Standard">
      <style:text-properties officeooo:rsid="00187958" officeooo:paragraph-rsid="00187958"/>
    </style:style>
    <style:style style:name="P4" style:family="paragraph" style:parent-style-name="Standard">
      <style:text-properties officeooo:paragraph-rsid="00187958"/>
    </style:style>
    <style:style style:name="T1" style:family="text">
      <style:text-properties officeooo:rsid="0018795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avegadores</text:h>
      <text:p text:style-name="P3"><text:tab/>A funcionalidade principal de um navegador é mostrar um recurso que foi solicitado pelo usuário, normalmente o recurso é um HTML, mas pode ser PDF, imagem ou qualquer arquivo. O usuário comunica qual recurso quer passando sua URI.</text:p>
      <text:p text:style-name="P3"><text:tab/>Os navegadores devem seguir boas práticas para mostrar HTML/CSS, essas práticas são dadas pela W3C.</text:p>
      <text:h text:style-name="Heading_20_2" text:outline-level="2">Estrutura de um navegador</text:h>
      <text:h text:style-name="Heading_20_3" text:outline-level="3">Interface de usuário</text:h>
      <text:p text:style-name="P3"><text:tab/>É parte gráfica do navegador com a qual o user interage</text:p>
      <text:h text:style-name="Heading_20_3" text:outline-level="3">Mecanismo de renderização</text:h>
      <text:p text:style-name="P3"><text:tab/>Responsável por exibir e analisar o conteúdo, por padrão exibe HTML e XML, mas pode exibir PDF com extensões.</text:p>
      <text:p text:style-name="P3"><text:tab/>O Chrome mantém uma instância do mecanismo de renderização para cada guia, e cada guia é um processo diferente.</text:p>
      <text:h text:style-name="Heading_20_3" text:outline-level="3">Mecanismo de navegação</text:h>
      <text:p text:style-name="P4"><text:span text:style-name="T1"><text:tab/>Determina a prioridade de execução de solicitações da interface ao mecanismo de renderização.</text:span></text:p>
      <text:h text:style-name="Heading_20_3" text:outline-level="3">Networking</text:h>
      <text:p text:style-name="P3"><text:tab/>Faz as chamadas de rede (requests)</text:p>
      <text:h text:style-name="Heading_20_3" text:outline-level="3">Back-end da interface do usuário</text:h>
      <text:p text:style-name="P3"><text:tab/>Uma interface oculta ao usuário que faz Syscalls para atender aos requests do user.</text:p>
      <text:h text:style-name="P2" text:outline-level="3">Interprete JavaScript</text:h>
      <text:p text:style-name="Standard"><text:tab/>Analisa e executa JS.</text:p>
      <text:h text:style-name="Heading_20_3" text:outline-level="3">Armazenamento de dados</text:h>
      <text:p text:style-name="P3"><text:tab/>Camada de persistência de dados que é usada para salvar dados do HD, como cookies. Em HTML5 é chamado banco de dados web, sendo um banco de dados completo, porém leve<text:tab/></text:p>
      <text:h text:style-name="Heading_20_2" text:outline-level="2">Renderização</text:h>
      <text:h text:style-name="Heading_20_2" text:outline-level="2">Fluxo de renderização </text:h>
      <text:p text:style-name="P3"><text:tab/>O mecanismo de renderização analisa o HTML e transforma as tags em nós DOM, essa árvore é chamada árvore de conteúdo. Os arquivos .css são analisados e outra árvore é chamada <text:span text:style-name="T3">árvore de renderização é criada.</text:span></text:p>
      <text:h text:style-name="P1" text:outline-level="4">Arvore de renderização</text:h>
      <text:p text:style-name="P4"><text:span text:style-name="T1"><text:tab/>A árvore de renderização guarda as relações entre tags e css na ordem de exibição, depois de construir a árvore de renderização ocorre um layout, onde cada nó da árvore recebe uma coordenada na tela, depois disso ocorre a pinta, onde cada nó é pintado, esse processo não ocorre todo de uma vez e não é necessário esperar todo HTML ser carregado antes de inciá-l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9T12:48:10.565000000</meta:creation-date>
    <dc:date>2020-08-09T12:55:18.208000000</dc:date>
    <meta:editing-duration>PT7M8S</meta:editing-duration>
    <meta:editing-cycles>1</meta:editing-cycles>
    <meta:document-statistic meta:table-count="0" meta:image-count="0" meta:object-count="0" meta:page-count="1" meta:paragraph-count="24" meta:word-count="303" meta:character-count="1828" meta:non-whitespace-character-count="1535"/>
    <meta:generator>LibreOffice/6.3.4.2$Windows_X86_64 LibreOffice_project/60da17e045e08f1793c57c00ba83cdfce946d0aa</meta:generator>
  </office:meta>
</office:document-meta>
</file>